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9.31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984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2">GS(th)</text:span></text:p>
          </table:table-cell>
          <table:table-cell table:style-name="ce13" office:value-type="string" calcext:value-type="string">
            <text:p><text:span text:style-name="T3">V</text:span><text:span text:style-name="T2">GS MAX</text:span></text:p>
          </table:table-cell>
          <table:table-cell table:style-name="ce13" office:value-type="string" calcext:value-type="string">
            <text:p>V<text:span text:style-name="T2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2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Min Temp</text:p>
          </table:table-cell>
          <table:table-cell table:style-name="ce8" office:value-type="string" calcext:value-type="string">
            <text:p>Max Temp</text:p>
          </table:table-cell>
          <table:table-cell table:style-name="ce8" office:value-type="string" calcext:value-type="string">
            <text:p>Forward Voltage</text:p>
          </table:table-cell>
          <table:table-cell table:style-name="ce8" office:value-type="string" calcext:value-type="string">
            <text:p>Project</text:p>
          </table:table-cell>
          <table:table-cell table:number-columns-repeated="98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50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99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3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33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1007"/>
        </table:table-row>
        <table:table-row table:style-name="ro3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4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998"/>
        </table:table-row>
        <table:table-row table:style-name="ro3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997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table:number-columns-repeated="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989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999"/>
        </table:table-row>
        <table:table-row table:style-name="ro3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2"/>
          <table:table-cell office:value-type="string" calcext:value-type="string">
            <text:p>Dies at soldering temps</text:p>
          </table:table-cell>
          <table:table-cell table:number-columns-repeated="16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0K0TR-ND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J112" table:display-filter-buttons="true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9:46:37.760564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8T14:17:48.713562388</dc:date>
    <meta:editing-duration>P4DT5H33M3S</meta:editing-duration>
    <meta:editing-cycles>98</meta:editing-cycles>
    <meta:generator>LibreOffice/6.2.3.2$Linux_X86_64 LibreOffice_project/20$Build-2</meta:generator>
    <meta:document-statistic meta:table-count="1" meta:cell-count="1568" meta:object-count="0"/>
  </office:meta>
</office:document-meta>
</file>